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17.191cm" fo:margin-left="-0.191cm" fo:margin-top="0cm" fo:margin-bottom="0cm" table:align="left" style:writing-mode="lr-tb"/>
    </style:style>
    <style:style style:name="Tabla3.A" style:family="table-column">
      <style:table-column-properties style:column-width="2.842cm"/>
    </style:style>
    <style:style style:name="Tabla3.B" style:family="table-column">
      <style:table-column-properties style:column-width="14.34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fo:padding-left="0.191cm" fo:padding-right="0.191cm" fo:padding-top="0cm" fo:padding-bottom="0cm" fo:border="1pt solid #000000" style:writing-mode="lr-tb"/>
    </style:style>
    <style:style style:name="Tabla1" style:family="table">
      <style:table-properties style:width="17.191cm" fo:margin-left="-0.191cm" fo:margin-top="0cm" fo:margin-bottom="0cm" table:align="left" style:writing-mode="lr-tb"/>
    </style:style>
    <style:style style:name="Tabla1.A" style:family="table-column">
      <style:table-column-properties style:column-width="2.842cm"/>
    </style:style>
    <style:style style:name="Tabla1.B" style:family="table-column">
      <style:table-column-properties style:column-width="14.349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padding-left="0.191cm" fo:padding-right="0.191cm" fo:padding-top="0cm" fo:padding-bottom="0cm" fo:border="1pt solid #000000" style:writing-mode="lr-tb"/>
    </style:style>
    <style:style style:name="Tabla2" style:family="table">
      <style:table-properties style:width="17.191cm" fo:margin-left="-0.191cm" fo:margin-top="0cm" fo:margin-bottom="0cm" table:align="left" style:writing-mode="lr-tb"/>
    </style:style>
    <style:style style:name="Tabla2.A" style:family="table-column">
      <style:table-column-properties style:column-width="2.842cm"/>
    </style:style>
    <style:style style:name="Tabla2.B" style:family="table-column">
      <style:table-column-properties style:column-width="14.349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fo:padding-left="0.191cm" fo:padding-right="0.191cm" fo:padding-top="0cm" fo:padding-bottom="0cm" fo:border="1pt solid #000000" style:writing-mode="lr-tb"/>
    </style:style>
    <style:style style:name="Tabla4" style:family="table">
      <style:table-properties style:width="17.191cm" fo:margin-left="-0.191cm" fo:margin-top="0cm" fo:margin-bottom="0cm" table:align="left" style:writing-mode="lr-tb"/>
    </style:style>
    <style:style style:name="Tabla4.A" style:family="table-column">
      <style:table-column-properties style:column-width="2.842cm"/>
    </style:style>
    <style:style style:name="Tabla4.B" style:family="table-column">
      <style:table-column-properties style:column-width="14.349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fo:padding-left="0.191cm" fo:padding-right="0.191cm" fo:padding-top="0cm" fo:padding-bottom="0cm" fo:border="1pt solid #000000" style:writing-mode="lr-tb"/>
    </style:style>
    <style:style style:name="Tabla5" style:family="table">
      <style:table-properties style:width="17.191cm" fo:margin-left="-0.191cm" fo:margin-top="0cm" fo:margin-bottom="0cm" table:align="left" style:writing-mode="lr-tb"/>
    </style:style>
    <style:style style:name="Tabla5.A" style:family="table-column">
      <style:table-column-properties style:column-width="2.842cm"/>
    </style:style>
    <style:style style:name="Tabla5.B" style:family="table-column">
      <style:table-column-properties style:column-width="14.349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fo:padding-left="0.191cm" fo:padding-right="0.191cm" fo:padding-top="0cm" fo:padding-bottom="0cm" fo:border="1pt solid #000000" style:writing-mode="lr-tb"/>
    </style:style>
    <style:style style:name="Tabla6" style:family="table">
      <style:table-properties style:width="17.191cm" fo:margin-left="-0.191cm" fo:margin-top="0cm" fo:margin-bottom="0cm" table:align="left" style:writing-mode="lr-tb"/>
    </style:style>
    <style:style style:name="Tabla6.A" style:family="table-column">
      <style:table-column-properties style:column-width="2.842cm"/>
    </style:style>
    <style:style style:name="Tabla6.B" style:family="table-column">
      <style:table-column-properties style:column-width="14.349cm"/>
    </style:style>
    <style:style style:name="Tabla6.1" style:family="table-row">
      <style:table-row-properties style:min-row-height="0.529cm" fo:keep-together="auto"/>
    </style:style>
    <style:style style:name="Tabla6.A1" style:family="table-cell">
      <style:table-cell-properties fo:padding-left="0.191cm" fo:padding-right="0.191cm" fo:padding-top="0cm" fo:padding-bottom="0cm" fo:border="1pt solid #000000" style:writing-mode="lr-tb"/>
    </style:style>
    <style:style style:name="Tabla7" style:family="table">
      <style:table-properties style:width="17.191cm" fo:margin-left="-0.191cm" fo:margin-top="0cm" fo:margin-bottom="0cm" table:align="left" style:writing-mode="lr-tb"/>
    </style:style>
    <style:style style:name="Tabla7.A" style:family="table-column">
      <style:table-column-properties style:column-width="2.842cm"/>
    </style:style>
    <style:style style:name="Tabla7.B" style:family="table-column">
      <style:table-column-properties style:column-width="14.349cm"/>
    </style:style>
    <style:style style:name="Tabla7.1" style:family="table-row">
      <style:table-row-properties style:min-row-height="0.529cm" fo:keep-together="auto"/>
    </style:style>
    <style:style style:name="Tabla7.A1" style:family="table-cell">
      <style:table-cell-properties fo:padding-left="0.191cm" fo:padding-right="0.191cm" fo:padding-top="0cm" fo:padding-bottom="0cm" fo:border="1pt solid #000000" style:writing-mode="lr-tb"/>
    </style:style>
    <style:style style:name="Tabla8" style:family="table">
      <style:table-properties style:width="17.191cm" fo:margin-left="-0.191cm" fo:margin-top="0cm" fo:margin-bottom="0cm" table:align="left" style:writing-mode="lr-tb"/>
    </style:style>
    <style:style style:name="Tabla8.A" style:family="table-column">
      <style:table-column-properties style:column-width="2.842cm"/>
    </style:style>
    <style:style style:name="Tabla8.B" style:family="table-column">
      <style:table-column-properties style:column-width="14.349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paragraph-rsid="001d43da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ptos1" fo:font-size="11pt" fo:language="es" fo:country="ES" officeooo:paragraph-rsid="001d43da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fo:language="es" fo:country="ES" officeooo:paragraph-rsid="001d43da" style:letter-kerning="true" style:language-asian="en" style:country-asian="US" style:language-complex="ar" style:country-complex="SA"/>
    </style:style>
    <style:style style:name="P4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ptos1" fo:font-size="11pt" fo:language="es" fo:country="ES" officeooo:paragraph-rsid="001d43da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18d2e" officeooo:paragraph-rsid="001d43da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2pt" fo:language="es" fo:country="ES" officeooo:rsid="00118d2e" officeooo:paragraph-rsid="001d43da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7" style:family="paragraph" style:parent-style-name="Standard">
      <style:text-properties officeooo:paragraph-rsid="0000c53b"/>
    </style:style>
    <style:style style:name="P8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841dc" officeooo:paragraph-rsid="001d43da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9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1f5b1" officeooo:paragraph-rsid="001d43da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rsid="0013c4cb" officeooo:paragraph-rsid="001d43da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paragraph-rsid="0000c53b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ptos1" fo:font-size="11pt" fo:language="es" fo:country="ES" officeooo:paragraph-rsid="0000c53b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fo:language="es" fo:country="ES" officeooo:paragraph-rsid="0000c53b" style:letter-kerning="true" style:language-asian="en" style:country-asian="US" style:language-complex="ar" style:country-complex="SA"/>
    </style:style>
    <style:style style:name="P14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89f63" officeooo:paragraph-rsid="0000c53b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5" style:family="paragraph" style:parent-style-name="Standard">
      <style:text-properties style:font-name="Arial" officeooo:paragraph-rsid="0000c53b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paragraph-rsid="0013c4cb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ptos1" fo:font-size="11pt" fo:language="es" fo:country="ES" officeooo:paragraph-rsid="0013c4cb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fo:language="es" fo:country="ES" officeooo:paragraph-rsid="0013c4cb" style:letter-kerning="true" style:language-asian="en" style:country-asian="US" style:language-complex="ar" style:country-complex="SA"/>
    </style:style>
    <style:style style:name="P19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8e0ed" officeooo:paragraph-rsid="0018e0ed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rsid="0013c4cb" officeooo:paragraph-rsid="0013c4cb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paragraph-rsid="0013ccdb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rsid="0019232f" officeooo:paragraph-rsid="0019232f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ptos1" fo:font-size="11pt" fo:language="es" fo:country="ES" officeooo:paragraph-rsid="0013ccdb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fo:language="es" fo:country="ES" officeooo:paragraph-rsid="0013ccdb" style:letter-kerning="true" style:language-asian="en" style:country-asian="US" style:language-complex="ar" style:country-complex="SA"/>
    </style:style>
    <style:style style:name="P25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58662" officeooo:paragraph-rsid="00158662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6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9232f" officeooo:paragraph-rsid="0019232f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paragraph-rsid="00158662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ptos1" fo:font-size="11pt" fo:language="es" fo:country="ES" officeooo:paragraph-rsid="00158662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List_20_Paragraph" style:list-style-name="WWNum7">
      <style:paragraph-properties fo:margin-left="0.635cm" fo:margin-top="0cm" fo:margin-bottom="0cm" style:contextual-spacing="true" fo:line-height="100%" fo:text-align="start" style:justify-single-word="false" fo:orphans="2" fo:widows="2" fo:text-indent="-0.635cm" style:auto-text-indent="false"/>
      <style:text-properties fo:language="es" fo:country="ES" officeooo:paragraph-rsid="00158662" style:letter-kerning="true" style:language-asian="en" style:country-asian="US" style:language-complex="ar" style:country-complex="SA"/>
    </style:style>
    <style:style style:name="P30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a9bcc" officeooo:paragraph-rsid="001a9bcc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s" fo:country="ES" officeooo:rsid="0013c4cb" officeooo:paragraph-rsid="00158662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32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b7e36" officeooo:paragraph-rsid="001b7e36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2pt" fo:language="es" fo:country="ES" officeooo:rsid="0013c4cb" officeooo:paragraph-rsid="0013ccdb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4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Arial1" fo:font-size="12pt" fo:language="es" fo:country="ES" officeooo:rsid="001cda50" officeooo:paragraph-rsid="001cda50" style:letter-kerning="tru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T1" style:family="text">
      <style:text-properties style:font-name="Arial1" fo:font-size="12pt" style:font-name-asian="Arial2" style:font-size-asian="12pt" style:font-name-complex="Arial2" style:font-size-complex="12pt"/>
    </style:style>
    <style:style style:name="T2" style:family="text">
      <style:text-properties style:font-name="Arial1" fo:font-size="12pt" officeooo:rsid="000fe70b" style:font-name-asian="Arial2" style:font-size-asian="12pt" style:font-name-complex="Arial2" style:font-size-complex="12pt"/>
    </style:style>
    <style:style style:name="T3" style:family="text">
      <style:text-properties style:font-name="Arial1" fo:font-size="12pt" officeooo:rsid="0013c4cb" style:font-name-asian="Arial2" style:font-size-asian="12pt" style:font-name-complex="Arial2" style:font-size-complex="12pt"/>
    </style:style>
    <style:style style:name="T4" style:family="text">
      <style:text-properties style:font-name="Arial1" fo:font-size="12pt" officeooo:rsid="00118d2e" style:font-name-asian="Arial2" style:font-size-asian="12pt" style:font-name-complex="Arial2" style:font-size-complex="12pt"/>
    </style:style>
    <style:style style:name="T5" style:family="text">
      <style:text-properties officeooo:rsid="001e8890"/>
    </style:style>
    <style:style style:name="T6" style:family="text">
      <style:text-properties style:font-name="Arial1" fo:font-size="12pt" officeooo:rsid="0011f5b1" style:font-name-asian="Arial2" style:font-size-asian="12pt" style:font-name-complex="Arial2" style:font-size-complex="12pt"/>
    </style:style>
    <style:style style:name="T7" style:family="text">
      <style:text-properties style:font-name="Arial1" fo:font-size="12pt" officeooo:rsid="00181384" style:font-name-asian="Arial2" style:font-size-asian="12pt" style:font-name-complex="Arial2" style:font-size-complex="12pt"/>
    </style:style>
    <style:style style:name="T8" style:family="text">
      <style:text-properties officeooo:rsid="001841dc"/>
    </style:style>
    <style:style style:name="T9" style:family="text">
      <style:text-properties style:font-name="Arial1" fo:font-size="12pt" officeooo:rsid="001841dc" style:font-name-asian="Arial2" style:font-size-asian="12pt" style:font-name-complex="Arial2" style:font-size-complex="12pt"/>
    </style:style>
    <style:style style:name="T10" style:family="text">
      <style:text-properties style:font-name="Arial1" fo:font-size="12pt" officeooo:rsid="00189f63" style:font-name-asian="Arial2" style:font-size-asian="12pt" style:font-name-complex="Arial2" style:font-size-complex="12pt"/>
    </style:style>
    <style:style style:name="T11" style:family="text">
      <style:text-properties officeooo:rsid="00189f63"/>
    </style:style>
    <style:style style:name="T12" style:family="text">
      <style:text-properties style:font-name="Arial1" fo:font-size="12pt" officeooo:rsid="0013ccdb" style:font-name-asian="Arial2" style:font-size-asian="12pt" style:font-name-complex="Arial2" style:font-size-complex="12pt"/>
    </style:style>
    <style:style style:name="T13" style:family="text">
      <style:text-properties style:font-name="Arial1" fo:font-size="12pt" officeooo:rsid="0018e0ed" style:font-name-asian="Arial2" style:font-size-asian="12pt" style:font-name-complex="Arial2" style:font-size-complex="12pt"/>
    </style:style>
    <style:style style:name="T14" style:family="text">
      <style:text-properties style:font-name="Arial1" fo:font-size="12pt" officeooo:rsid="00158662" style:font-name-asian="Arial2" style:font-size-asian="12pt" style:font-name-complex="Arial2" style:font-size-complex="12pt"/>
    </style:style>
    <style:style style:name="T15" style:family="text">
      <style:text-properties style:font-name="Arial1" fo:font-size="12pt" officeooo:rsid="0019232f" style:font-name-asian="Arial2" style:font-size-asian="12pt" style:font-name-complex="Arial2" style:font-size-complex="12pt"/>
    </style:style>
    <style:style style:name="T16" style:family="text">
      <style:text-properties officeooo:rsid="0019232f"/>
    </style:style>
    <style:style style:name="T17" style:family="text">
      <style:text-properties style:font-name="Arial1" fo:font-size="12pt" officeooo:rsid="001a9bcc" style:font-name-asian="Arial2" style:font-size-asian="12pt" style:font-name-complex="Arial2" style:font-size-complex="12pt"/>
    </style:style>
    <style:style style:name="T18" style:family="text">
      <style:text-properties style:font-name="Arial1" fo:font-size="12pt" officeooo:rsid="001b7e36" style:font-name-asian="Arial2" style:font-size-asian="12pt" style:font-name-complex="Arial2" style:font-size-complex="12pt"/>
    </style:style>
    <style:style style:name="T19" style:family="text">
      <style:text-properties officeooo:rsid="001b7e36"/>
    </style:style>
    <style:style style:name="T20" style:family="text">
      <style:text-properties style:font-name="Arial1" fo:font-size="12pt" officeooo:rsid="001cda50" style:font-name-asian="Arial2" style:font-size-asian="12pt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 loext:marker-style-name="T1"><text:span text:style-name="T1">OBJ-01</text:span></text:p>
          </table:table-cell>
          <table:table-cell table:style-name="Tabla3.A1" office:value-type="string">
            <text:p text:style-name="P1" loext:marker-style-name="T1"><text:span text:style-name="T1">Gestionar </text:span><text:span text:style-name="T2">de Usuarios</text:span></text:p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Versión</text:span></text:p>
          </table:table-cell>
          <table:table-cell table:style-name="Tabla3.A1" office:value-type="string">
            <text:p text:style-name="P1" loext:marker-style-name="T1"><text:span text:style-name="T1">0.</text:span><text:span text:style-name="T3">0</text:span><text:span text:style-name="T1">.1 (1</text:span><text:span text:style-name="T2">4</text:span><text:span text:style-name="T1">/05/202</text:span><text:span text:style-name="T2">5</text:span><text:span text:style-name="T1">)</text:span></text:p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Autores</text:span></text:p>
          </table:table-cell>
          <table:table-cell table:style-name="Tabla3.A1" office:value-type="string">
            <text:list text:style-name="WWNum7">
              <text:list-item>
                <text:p text:style-name="P2" loext:marker-style-name="T1"><text:span text:style-name="T2">Daniel Melgar García</text:span><text:span text:style-name="T1"> (USAL)</text:span></text:p>
              </text:list-item>
              <text:list-item>
                <text:p text:style-name="P2" loext:marker-style-name="T1"><text:span text:style-name="T1">Sergio </text:span><text:span text:style-name="T2">Martín</text:span><text:span text:style-name="T1"> Sánchez (USAL)</text:span></text:p>
              </text:list-item>
              <text:list-item>
                <text:p text:style-name="P2" loext:marker-style-name="T1"><text:span text:style-name="T1">Marco </text:span><text:span text:style-name="T2">No Me Se Tus Apellidos Lo Siento</text:span><text:span text:style-name="T1"> (USAL)</text:span></text:p>
              </text:list-item>
              <text:list-item>
                <text:p text:style-name="P2" loext:marker-style-name="T1"><text:span text:style-name="T2">Javi Tampoco Me Se los Tuyos</text:span><text:span text:style-name="T1"> (USAL)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Fuentes</text:span></text:p>
          </table:table-cell>
          <table:table-cell table:style-name="Tabla3.A1" office:value-type="string">
            <text:list xml:id="list143557559481149" text:continue-numbering="true" text:style-name="WWNum7">
              <text:list-item>
                <text:p text:style-name="P2" loext:marker-style-name="T1"><text:span text:style-name="T1">Jesús Fernando Rodríguez Aragón (Profesor USAL)</text:span></text:p>
              </text:list-item>
              <text:list-item>
                <text:p text:style-name="P3" loext:marker-style-name="T1"><text:span text:style-name="T1">Davinia Carolina Zato Domínguez (Profesora USAL)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Descripción</text:span></text:p>
          </table:table-cell>
          <table:table-cell table:style-name="Tabla3.A1" office:value-type="string">
            <text:p text:style-name="P1" loext:marker-style-name="T1"><text:span text:style-name="T4">La aplicación debe permitir al personal de administración gestionar los usuarios registrados y su estado.</text:span></text:p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Subobjetivos</text:span></text:p>
          </table:table-cell>
          <table:table-cell table:style-name="Tabla3.A1" office:value-type="string">
            <text:list xml:id="list290260954" text:style-name="WWNum14">
              <text:list-item>
                <text:p text:style-name="P4" loext:marker-style-name="T1"><text:span text:style-name="T1">Dar</text:span><text:span text:style-name="T4"> de</text:span><text:span text:style-name="T1"> alta </text:span><text:span text:style-name="T4">un usuario.</text:span></text:p>
              </text:list-item>
              <text:list-item>
                <text:p text:style-name="P5" loext:marker-style-name="T1">Verificar un usuario.</text:p>
              </text:list-item>
              <text:list-item>
                <text:p text:style-name="P5" loext:marker-style-name="T1">Bloquear usuarios.</text:p>
              </text:list-item>
              <text:list-item>
                <text:p text:style-name="P4" loext:marker-style-name="T1"><text:span text:style-name="T1">Dar </text:span><text:span text:style-name="T4">de baja un usuario.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Importancia</text:span></text:p>
          </table:table-cell>
          <table:table-cell table:style-name="Tabla3.A1" office:value-type="string">
            <text:p text:style-name="P1" loext:marker-style-name="T1"><text:span text:style-name="T1">Prioritaria</text:span></text:p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Urgencia</text:span></text:p>
          </table:table-cell>
          <table:table-cell table:style-name="Tabla3.A1" office:value-type="string">
            <text:p text:style-name="P1" loext:marker-style-name="T1"><text:span text:style-name="T1">Prioritaria</text:span></text:p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Estado</text:span></text:p>
          </table:table-cell>
          <table:table-cell table:style-name="Tabla3.A1" office:value-type="string">
            <text:p text:style-name="P1" loext:marker-style-name="T1"><text:span text:style-name="T1">En desarrollo</text:span></text:p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Estabilidad</text:span></text:p>
          </table:table-cell>
          <table:table-cell table:style-name="Tabla3.A1" office:value-type="string">
            <text:p text:style-name="P1" loext:marker-style-name="T1"><text:span text:style-name="T1">Moderada</text:span></text:p>
          </table:table-cell>
        </table:table-row>
        <table:table-row table:style-name="Tabla3.1">
          <table:table-cell table:style-name="Tabla3.A1" office:value-type="string">
            <text:p text:style-name="P1" loext:marker-style-name="T1"><text:span text:style-name="T1">Comentarios</text:span></text:p>
          </table:table-cell>
          <table:table-cell table:style-name="Tabla3.A1" office:value-type="string">
            <text:p text:style-name="P6" loext:marker-style-name="T1">Fundamental para co<text:span text:style-name="T5">­</text:span>ntrolar el acceso a la aplicación.</text:p>
          </table:table-cell>
        </table:table-row>
      </table:table>
      <text:p text:style-name="P7"/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 loext:marker-style-name="T1"><text:span text:style-name="T1">OBJ-0</text:span><text:span text:style-name="T6">2</text:span></text:p>
          </table:table-cell>
          <table:table-cell table:style-name="Tabla1.A1" office:value-type="string">
            <text:p text:style-name="P1" loext:marker-style-name="T1"><text:span text:style-name="T1">Gestió</text:span><text:span text:style-name="T6">n</text:span><text:span text:style-name="T1"> </text:span><text:span text:style-name="T2">de </text:span><text:span text:style-name="T4">Véhiculos</text:span></text:p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Versión</text:span></text:p>
          </table:table-cell>
          <table:table-cell table:style-name="Tabla1.A1" office:value-type="string">
            <text:p text:style-name="P1" loext:marker-style-name="T1"><text:span text:style-name="T1">0.</text:span><text:span text:style-name="T7">1.0</text:span><text:span text:style-name="T1"> (1</text:span><text:span text:style-name="T2">4</text:span><text:span text:style-name="T1">/05/202</text:span><text:span text:style-name="T2">5</text:span><text:span text:style-name="T1">)</text:span></text:p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Autores</text:span></text:p>
          </table:table-cell>
          <table:table-cell table:style-name="Tabla1.A1" office:value-type="string">
            <text:list text:continue-list="list143557559481149" text:style-name="WWNum7">
              <text:list-item>
                <text:p text:style-name="P2" loext:marker-style-name="T1"><text:span text:style-name="T2">Daniel Melgar García</text:span><text:span text:style-name="T1"> (USAL)</text:span></text:p>
              </text:list-item>
              <text:list-item>
                <text:p text:style-name="P2" loext:marker-style-name="T1"><text:span text:style-name="T1">Sergio </text:span><text:span text:style-name="T2">Martín</text:span><text:span text:style-name="T1"> Sánchez (USAL)</text:span></text:p>
              </text:list-item>
              <text:list-item>
                <text:p text:style-name="P2" loext:marker-style-name="T1"><text:span text:style-name="T1">Marco </text:span><text:span text:style-name="T2">No Me Se Tus Apellidos Lo Siento</text:span><text:span text:style-name="T1"> (USAL)</text:span></text:p>
              </text:list-item>
              <text:list-item>
                <text:p text:style-name="P2" loext:marker-style-name="T1"><text:span text:style-name="T2">Javi Tampoco Me Se los Tuyos</text:span><text:span text:style-name="T1"> (USAL)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Fuentes</text:span></text:p>
          </table:table-cell>
          <table:table-cell table:style-name="Tabla1.A1" office:value-type="string">
            <text:list xml:id="list143557614647936" text:continue-numbering="true" text:style-name="WWNum7">
              <text:list-item>
                <text:p text:style-name="P2" loext:marker-style-name="T1"><text:span text:style-name="T1">Jesús Fernando Rodríguez Aragón (Profesor USAL)</text:span></text:p>
              </text:list-item>
              <text:list-item>
                <text:p text:style-name="P3" loext:marker-style-name="T1"><text:span text:style-name="T1">Davinia Carolina Zato Domínguez (Profesora USAL)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Descripción</text:span></text:p>
          </table:table-cell>
          <table:table-cell table:style-name="Tabla1.A1" office:value-type="string">
            <text:p text:style-name="P1" loext:marker-style-name="T1"><text:span text:style-name="T4">La aplicación debe permitir al personal de administración gestionar los vehículos disponibles en el sistema.</text:span></text:p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Subobjetivos</text:span></text:p>
          </table:table-cell>
          <table:table-cell table:style-name="Tabla1.A1" office:value-type="string">
            <text:list xml:id="list143556660389402" text:continue-list="list290260954" text:style-name="WWNum14">
              <text:list-item>
                <text:p text:style-name="P5" loext:marker-style-name="T1">Registrar vehículos</text:p>
              </text:list-item>
              <text:list-item>
                <text:p text:style-name="P8" loext:marker-style-name="T1">Dar de baja vehículos</text:p>
              </text:list-item>
              <text:list-item>
                <text:p text:style-name="P8" loext:marker-style-name="T1">Actualizar estado de un vehículo</text:p>
              </text:list-item>
              <text:list-item>
                <text:p text:style-name="P9" loext:marker-style-name="T1">Actualizar <text:span text:style-name="T8">tarifas por uso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Importancia</text:span></text:p>
          </table:table-cell>
          <table:table-cell table:style-name="Tabla1.A1" office:value-type="string">
            <text:p text:style-name="P1" loext:marker-style-name="T1"><text:span text:style-name="T1">Prioritaria</text:span></text:p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Urgencia</text:span></text:p>
          </table:table-cell>
          <table:table-cell table:style-name="Tabla1.A1" office:value-type="string">
            <text:p text:style-name="P1" loext:marker-style-name="T1"><text:span text:style-name="T1">Prioritaria</text:span></text:p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Estado</text:span></text:p>
          </table:table-cell>
          <table:table-cell table:style-name="Tabla1.A1" office:value-type="string">
            <text:p text:style-name="P1" loext:marker-style-name="T1"><text:span text:style-name="T1">En desarrollo</text:span></text:p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Estabilidad</text:span></text:p>
          </table:table-cell>
          <table:table-cell table:style-name="Tabla1.A1" office:value-type="string">
            <text:p text:style-name="P1" loext:marker-style-name="T1"><text:span text:style-name="T1">Moderada</text:span></text:p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Comentarios</text:span></text:p>
          </table:table-cell>
          <table:table-cell table:style-name="Tabla1.A1" office:value-type="string">
            <text:p text:style-name="P10" loext:marker-style-name="T1"><text:span text:style-name="T1">La correcta administración de </text:span><text:span text:style-name="T9">los vehículos</text:span><text:span text:style-name="T1"> es esencial para asegurar la disponibilidad y trazabilidad de </text:span><text:span text:style-name="T9">estos</text:span><text:span text:style-name="T1"> dentro del sistema. Este objetivo impacta directamente en la experiencia del usuario.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 loext:marker-style-name="T1"><text:span text:style-name="T1">OBJ-0</text:span><text:span text:style-name="T3">3</text:span></text:p>
          </table:table-cell>
          <table:table-cell table:style-name="Tabla2.A1" office:value-type="string">
            <text:p text:style-name="P11" loext:marker-style-name="T1"><text:span text:style-name="T1">Gestió</text:span><text:span text:style-name="T6">n</text:span><text:span text:style-name="T1"> </text:span><text:span text:style-name="T2">de </text:span><text:span text:style-name="T10">Estaciones</text:span></text:p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Versión</text:span></text:p>
          </table:table-cell>
          <table:table-cell table:style-name="Tabla2.A1" office:value-type="string">
            <text:p text:style-name="P11" loext:marker-style-name="T1"><text:span text:style-name="T1">0.</text:span><text:span text:style-name="T10">2.1</text:span><text:span text:style-name="T1"> (1</text:span><text:span text:style-name="T2">4</text:span><text:span text:style-name="T1">/05/202</text:span><text:span text:style-name="T2">5</text:span><text:span text:style-name="T1">)</text:span></text:p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Autores</text:span></text:p>
          </table:table-cell>
          <table:table-cell table:style-name="Tabla2.A1" office:value-type="string">
            <text:list text:continue-list="list143557614647936" text:style-name="WWNum7">
              <text:list-item>
                <text:p text:style-name="P12" loext:marker-style-name="T1"><text:span text:style-name="T2">Daniel Melgar García</text:span><text:span text:style-name="T1"> (USAL)</text:span></text:p>
              </text:list-item>
              <text:list-item>
                <text:p text:style-name="P12" loext:marker-style-name="T1"><text:span text:style-name="T1">Sergio </text:span><text:span text:style-name="T2">Martín</text:span><text:span text:style-name="T1"> Sánchez (USAL)</text:span></text:p>
              </text:list-item>
              <text:list-item>
                <text:p text:style-name="P12" loext:marker-style-name="T1"><text:span text:style-name="T1">Marco </text:span><text:span text:style-name="T2">No Me Se Tus Apellidos Lo Siento</text:span><text:span text:style-name="T1"> (USAL)</text:span></text:p>
              </text:list-item>
              <text:list-item>
                <text:p text:style-name="P12" loext:marker-style-name="T1"><text:span text:style-name="T2">Javi Tampoco Me Se los Tuyos</text:span><text:span text:style-name="T1"> (USAL)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Fuentes</text:span></text:p>
          </table:table-cell>
          <table:table-cell table:style-name="Tabla2.A1" office:value-type="string">
            <text:list xml:id="list143557663701831" text:continue-numbering="true" text:style-name="WWNum7">
              <text:list-item>
                <text:p text:style-name="P12" loext:marker-style-name="T1"><text:span text:style-name="T1">Jesús Fernando Rodríguez Aragón (Profesor USAL)</text:span></text:p>
              </text:list-item>
              <text:list-item>
                <text:p text:style-name="P13" loext:marker-style-name="T1"><text:span text:style-name="T1">Davinia Carolina Zato Domínguez (Profesora USAL)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Descripción</text:span></text:p>
          </table:table-cell>
          <table:table-cell table:style-name="Tabla2.A1" office:value-type="string">
            <text:p text:style-name="P11" loext:marker-style-name="T1"><text:span text:style-name="T3">La aplicación debe permitir la consulta y supervisión del estado de las estaciones.</text:span></text:p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Subobjetivos</text:span></text:p>
          </table:table-cell>
          <table:table-cell table:style-name="Tabla2.A1" office:value-type="string">
            <text:list xml:id="list143556874031939" text:continue-list="list143556660389402" text:style-name="WWNum14">
              <text:list-item>
                <text:p text:style-name="P14" loext:marker-style-name="T1">Consultar estaciones disponibles</text:p>
              </text:list-item>
              <text:list-item>
                <text:p text:style-name="P14" loext:marker-style-name="T1">Consultar estado opertativo de las estaciones</text:p>
              </text:list-item>
              <text:list-item>
                <text:p text:style-name="P14" loext:marker-style-name="T1">Consultar vehiculos disponibles por estacion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Importancia</text:span></text:p>
          </table:table-cell>
          <table:table-cell table:style-name="Tabla2.A1" office:value-type="string">
            <text:p text:style-name="P11" loext:marker-style-name="T1"><text:span text:style-name="T1">Prioritaria</text:span></text:p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Urgencia</text:span></text:p>
          </table:table-cell>
          <table:table-cell table:style-name="Tabla2.A1" office:value-type="string">
            <text:p text:style-name="P11" loext:marker-style-name="T1"><text:span text:style-name="T1">Prioritaria</text:span></text:p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Estado</text:span></text:p>
          </table:table-cell>
          <table:table-cell table:style-name="Tabla2.A1" office:value-type="string">
            <text:p text:style-name="P11" loext:marker-style-name="T1"><text:span text:style-name="T1">En desarrollo</text:span></text:p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Estabilidad</text:span></text:p>
          </table:table-cell>
          <table:table-cell table:style-name="Tabla2.A1" office:value-type="string">
            <text:p text:style-name="P11" loext:marker-style-name="T1"><text:span text:style-name="T1">Moderada</text:span></text:p>
          </table:table-cell>
        </table:table-row>
        <table:table-row table:style-name="Tabla2.1">
          <table:table-cell table:style-name="Tabla2.A1" office:value-type="string">
            <text:p text:style-name="P11" loext:marker-style-name="T1"><text:span text:style-name="T1">Comentarios</text:span></text:p>
          </table:table-cell>
          <table:table-cell table:style-name="Tabla2.A1" office:value-type="string">
            <text:p text:style-name="P15">Permitir la consulta y supervisión de las estaciones disponibles es <text:span text:style-name="T11">necesario para</text:span> que los usuarios puedan planificar y ejecutar sus desplazamientos. Además, facilita la toma de decisiones por parte del personal de administración.</text:p>
          </table:table-cell>
        </table:table-row>
      </table:table>
      <text:p text:style-name="P7"/>
      <text:p text:style-name="P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6" loext:marker-style-name="T1"><text:span text:style-name="T1">OBJ-0</text:span><text:span text:style-name="T12">4</text:span></text:p>
          </table:table-cell>
          <table:table-cell table:style-name="Tabla4.A1" office:value-type="string">
            <text:p text:style-name="P16" loext:marker-style-name="T1"><text:span text:style-name="T1">Gestió</text:span><text:span text:style-name="T6">n</text:span><text:span text:style-name="T1"> </text:span><text:span text:style-name="T2">de </text:span><text:span text:style-name="T13">Pagos</text:span></text:p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Versión</text:span></text:p>
          </table:table-cell>
          <table:table-cell table:style-name="Tabla4.A1" office:value-type="string">
            <text:p text:style-name="P16" loext:marker-style-name="T1"><text:span text:style-name="T1">0.</text:span><text:span text:style-name="T13">2.1</text:span><text:span text:style-name="T1"> (1</text:span><text:span text:style-name="T2">4</text:span><text:span text:style-name="T1">/05/202</text:span><text:span text:style-name="T2">5</text:span><text:span text:style-name="T1">)</text:span></text:p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Autores</text:span></text:p>
          </table:table-cell>
          <table:table-cell table:style-name="Tabla4.A1" office:value-type="string">
            <text:list text:continue-list="list143557663701831" text:style-name="WWNum7">
              <text:list-item>
                <text:p text:style-name="P17" loext:marker-style-name="T1"><text:span text:style-name="T2">Daniel Melgar García</text:span><text:span text:style-name="T1"> (USAL)</text:span></text:p>
              </text:list-item>
              <text:list-item>
                <text:p text:style-name="P17" loext:marker-style-name="T1"><text:span text:style-name="T1">Sergio </text:span><text:span text:style-name="T2">Martín</text:span><text:span text:style-name="T1"> Sánchez (USAL)</text:span></text:p>
              </text:list-item>
              <text:list-item>
                <text:p text:style-name="P17" loext:marker-style-name="T1"><text:span text:style-name="T1">Marco </text:span><text:span text:style-name="T2">No Me Se Tus Apellidos Lo Siento</text:span><text:span text:style-name="T1"> (USAL)</text:span></text:p>
              </text:list-item>
              <text:list-item>
                <text:p text:style-name="P17" loext:marker-style-name="T1"><text:span text:style-name="T2">Javi Tampoco Me Se los Tuyos</text:span><text:span text:style-name="T1"> (USAL)</text:span>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Fuentes</text:span></text:p>
          </table:table-cell>
          <table:table-cell table:style-name="Tabla4.A1" office:value-type="string">
            <text:list xml:id="list143557246657534" text:continue-numbering="true" text:style-name="WWNum7">
              <text:list-item>
                <text:p text:style-name="P17" loext:marker-style-name="T1"><text:span text:style-name="T1">Jesús Fernando Rodríguez Aragón (Profesor USAL)</text:span></text:p>
              </text:list-item>
              <text:list-item>
                <text:p text:style-name="P18" loext:marker-style-name="T1"><text:span text:style-name="T1">Davinia Carolina Zato Domínguez (Profesora USAL)</text:span>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Descripción</text:span></text:p>
          </table:table-cell>
          <table:table-cell table:style-name="Tabla4.A1" office:value-type="string">
            <text:p text:style-name="P16" loext:marker-style-name="T1"><text:span text:style-name="T3">La aplicación debe permitir el pago del uso del servicio por parte de los usuarios y gestionar los métodos asociados.</text:span></text:p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Subobjetivos</text:span></text:p>
          </table:table-cell>
          <table:table-cell table:style-name="Tabla4.A1" office:value-type="string">
            <text:list xml:id="list143556615043290" text:continue-list="list143556874031939" text:style-name="WWNum14">
              <text:list-item>
                <text:p text:style-name="P19" loext:marker-style-name="T1">Gestionar metodos de pago disponibles</text:p>
              </text:list-item>
              <text:list-item>
                <text:p text:style-name="P19" loext:marker-style-name="T1">Seleccionar metodo de pago</text:p>
              </text:list-item>
              <text:list-item>
                <text:p text:style-name="P19" loext:marker-style-name="T1">Procesar pago anticipado</text:p>
              </text:list-item>
              <text:list-item>
                <text:p text:style-name="P19" loext:marker-style-name="T1">Procesar pago finalizado trayecto</text:p>
              </text:list-item>
              <text:list-item>
                <text:p text:style-name="P19" loext:marker-style-name="T1">Solicitar factura</text:p>
              </text:list-item>
              <text:list-item>
                <text:p text:style-name="P19" loext:marker-style-name="T1">Consultar detalles de facturas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Importancia</text:span></text:p>
          </table:table-cell>
          <table:table-cell table:style-name="Tabla4.A1" office:value-type="string">
            <text:p text:style-name="P16" loext:marker-style-name="T1"><text:span text:style-name="T1">Prioritaria</text:span></text:p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Urgencia</text:span></text:p>
          </table:table-cell>
          <table:table-cell table:style-name="Tabla4.A1" office:value-type="string">
            <text:p text:style-name="P16" loext:marker-style-name="T1"><text:span text:style-name="T1">Prioritaria</text:span></text:p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Estado</text:span></text:p>
          </table:table-cell>
          <table:table-cell table:style-name="Tabla4.A1" office:value-type="string">
            <text:p text:style-name="P16" loext:marker-style-name="T1"><text:span text:style-name="T1">En desarrollo</text:span></text:p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Estabilidad</text:span></text:p>
          </table:table-cell>
          <table:table-cell table:style-name="Tabla4.A1" office:value-type="string">
            <text:p text:style-name="P16" loext:marker-style-name="T1"><text:span text:style-name="T1">Moderada</text:span></text:p>
          </table:table-cell>
        </table:table-row>
        <table:table-row table:style-name="Tabla4.1">
          <table:table-cell table:style-name="Tabla4.A1" office:value-type="string">
            <text:p text:style-name="P16" loext:marker-style-name="T1"><text:span text:style-name="T1">Comentarios</text:span></text:p>
          </table:table-cell>
          <table:table-cell table:style-name="Tabla4.A1" office:value-type="string">
            <text:p text:style-name="P20" loext:marker-style-name="T1"><text:span text:style-name="T1">Su correcta implementación es </text:span><text:span text:style-name="T13">de vital importancia</text:span><text:span text:style-name="T1"> para evitar incidencias financieras o reclamaciones </text:span><text:span text:style-name="T13">por parte de los usuarios.</text:span></text:p>
          </table:table-cell>
        </table:table-row>
      </table:table>
      <text:p text:style-name="P7"/>
      <text:p text:style-name="P7"/>
      <text:p text:style-name="P7"/>
      <text:p text:style-name="P7"><text:soft-page-break/></text:p>
      <text:p text:style-name="P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 loext:marker-style-name="T1"><text:span text:style-name="T1">OBJ-0</text:span><text:span text:style-name="T12">5</text:span></text:p>
          </table:table-cell>
          <table:table-cell table:style-name="Tabla5.A1" office:value-type="string">
            <text:p text:style-name="P22" loext:marker-style-name="T1"><text:span text:style-name="T14">G</text:span><text:span text:style-name="T1">estion de Reservas</text:span></text:p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Versión</text:span></text:p>
          </table:table-cell>
          <table:table-cell table:style-name="Tabla5.A1" office:value-type="string">
            <text:p text:style-name="P21" loext:marker-style-name="T1"><text:span text:style-name="T1">0.</text:span><text:span text:style-name="T15">3</text:span><text:span text:style-name="T1">.</text:span><text:span text:style-name="T15">2</text:span><text:span text:style-name="T1"> (1</text:span><text:span text:style-name="T2">4</text:span><text:span text:style-name="T1">/05/202</text:span><text:span text:style-name="T2">5</text:span><text:span text:style-name="T1">)</text:span></text:p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Autores</text:span></text:p>
          </table:table-cell>
          <table:table-cell table:style-name="Tabla5.A1" office:value-type="string">
            <text:list text:continue-list="list143557246657534" text:style-name="WWNum7">
              <text:list-item>
                <text:p text:style-name="P23" loext:marker-style-name="T1"><text:span text:style-name="T2">Daniel Melgar García</text:span><text:span text:style-name="T1"> (USAL)</text:span></text:p>
              </text:list-item>
              <text:list-item>
                <text:p text:style-name="P23" loext:marker-style-name="T1"><text:span text:style-name="T1">Sergio </text:span><text:span text:style-name="T2">Martín</text:span><text:span text:style-name="T1"> Sánchez (USAL)</text:span></text:p>
              </text:list-item>
              <text:list-item>
                <text:p text:style-name="P23" loext:marker-style-name="T1"><text:span text:style-name="T1">Marco </text:span><text:span text:style-name="T2">No Me Se Tus Apellidos Lo Siento</text:span><text:span text:style-name="T1"> (USAL)</text:span></text:p>
              </text:list-item>
              <text:list-item>
                <text:p text:style-name="P23" loext:marker-style-name="T1"><text:span text:style-name="T2">Javi Tampoco Me Se los Tuyos</text:span><text:span text:style-name="T1"> (USAL)</text:span>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Fuentes</text:span></text:p>
          </table:table-cell>
          <table:table-cell table:style-name="Tabla5.A1" office:value-type="string">
            <text:list xml:id="list143557119642618" text:continue-numbering="true" text:style-name="WWNum7">
              <text:list-item>
                <text:p text:style-name="P23" loext:marker-style-name="T1"><text:span text:style-name="T1">Jesús Fernando Rodríguez Aragón (Profesor USAL)</text:span></text:p>
              </text:list-item>
              <text:list-item>
                <text:p text:style-name="P24" loext:marker-style-name="T1"><text:span text:style-name="T1">Davinia Carolina Zato Domínguez (Profesora USAL)</text:span>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Descripción</text:span></text:p>
          </table:table-cell>
          <table:table-cell table:style-name="Tabla5.A1" office:value-type="string">
            <text:p text:style-name="P21" loext:marker-style-name="T1"><text:span text:style-name="T12">La aplicación debe permitir a los usuarios reservar un vehículo para su trayecto.</text:span></text:p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Subobjetivos</text:span></text:p>
          </table:table-cell>
          <table:table-cell table:style-name="Tabla5.A1" office:value-type="string">
            <text:list xml:id="list143558596981500" text:continue-list="list143556615043290" text:style-name="WWNum14">
              <text:list-item>
                <text:p text:style-name="P25" loext:marker-style-name="T1">Escanear código QR del véhiculo <text:span text:style-name="T16">para iniciar una reserva</text:span></text:p>
              </text:list-item>
              <text:list-item>
                <text:p text:style-name="P26" loext:marker-style-name="T1">Confirmar reserva del vehiculo escaneado</text:p>
              </text:list-item>
              <text:list-item>
                <text:p text:style-name="P25" loext:marker-style-name="T1">Cancelar <text:span text:style-name="T16">una reserva activa</text:span>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Importancia</text:span></text:p>
          </table:table-cell>
          <table:table-cell table:style-name="Tabla5.A1" office:value-type="string">
            <text:p text:style-name="P21" loext:marker-style-name="T1"><text:span text:style-name="T1">Prioritaria</text:span></text:p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Urgencia</text:span></text:p>
          </table:table-cell>
          <table:table-cell table:style-name="Tabla5.A1" office:value-type="string">
            <text:p text:style-name="P21" loext:marker-style-name="T1"><text:span text:style-name="T1">Prioritaria</text:span></text:p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Estado</text:span></text:p>
          </table:table-cell>
          <table:table-cell table:style-name="Tabla5.A1" office:value-type="string">
            <text:p text:style-name="P21" loext:marker-style-name="T1"><text:span text:style-name="T1">En desarrollo</text:span></text:p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Estabilidad</text:span></text:p>
          </table:table-cell>
          <table:table-cell table:style-name="Tabla5.A1" office:value-type="string">
            <text:p text:style-name="P21" loext:marker-style-name="T1"><text:span text:style-name="T1">Moderada</text:span></text:p>
          </table:table-cell>
        </table:table-row>
        <table:table-row table:style-name="Tabla5.1">
          <table:table-cell table:style-name="Tabla5.A1" office:value-type="string">
            <text:p text:style-name="P21" loext:marker-style-name="T1"><text:span text:style-name="T1">Comentarios</text:span></text:p>
          </table:table-cell>
          <table:table-cell table:style-name="Tabla5.A1" office:value-type="string">
            <text:p text:style-name="P22" loext:marker-style-name="T1"><text:span text:style-name="T1">Asumimos que el escaneo del codigo QR es parte de la aplicación movil.</text:span></text:p>
          </table:table-cell>
        </table:table-row>
      </table:table>
      <text:p text:style-name="P7"/>
      <text:p text:style-name="P7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7" loext:marker-style-name="T1"><text:span text:style-name="T1">OBJ-0</text:span><text:span text:style-name="T12">6</text:span></text:p>
          </table:table-cell>
          <table:table-cell table:style-name="Tabla6.A1" office:value-type="string">
            <text:p text:style-name="P27" loext:marker-style-name="T1"><text:span text:style-name="T1">Gestió</text:span><text:span text:style-name="T6">n</text:span><text:span text:style-name="T1"> </text:span><text:span text:style-name="T2">de </text:span><text:span text:style-name="T14">Rutas</text:span></text:p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Versión</text:span></text:p>
          </table:table-cell>
          <table:table-cell table:style-name="Tabla6.A1" office:value-type="string">
            <text:p text:style-name="P27" loext:marker-style-name="T1"><text:span text:style-name="T1">0.</text:span><text:span text:style-name="T15">1.</text:span><text:span text:style-name="T3">1</text:span><text:span text:style-name="T1"> (1</text:span><text:span text:style-name="T17">4</text:span><text:span text:style-name="T1">/05/202</text:span><text:span text:style-name="T2">5</text:span><text:span text:style-name="T1">)</text:span></text:p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Autores</text:span></text:p>
          </table:table-cell>
          <table:table-cell table:style-name="Tabla6.A1" office:value-type="string">
            <text:list text:continue-list="list143557119642618" text:style-name="WWNum7">
              <text:list-item>
                <text:p text:style-name="P28" loext:marker-style-name="T1"><text:span text:style-name="T2">Daniel Melgar García</text:span><text:span text:style-name="T1"> (USAL)</text:span></text:p>
              </text:list-item>
              <text:list-item>
                <text:p text:style-name="P28" loext:marker-style-name="T1"><text:span text:style-name="T1">Sergio </text:span><text:span text:style-name="T2">Martín</text:span><text:span text:style-name="T1"> Sánchez (USAL)</text:span></text:p>
              </text:list-item>
              <text:list-item>
                <text:p text:style-name="P28" loext:marker-style-name="T1"><text:span text:style-name="T1">Marco </text:span><text:span text:style-name="T2">No Me Se Tus Apellidos Lo Siento</text:span><text:span text:style-name="T1"> (USAL)</text:span></text:p>
              </text:list-item>
              <text:list-item>
                <text:p text:style-name="P28" loext:marker-style-name="T1"><text:span text:style-name="T2">Javi Tampoco Me Se los Tuyos</text:span><text:span text:style-name="T1"> (USAL)</text:span>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Fuentes</text:span></text:p>
          </table:table-cell>
          <table:table-cell table:style-name="Tabla6.A1" office:value-type="string">
            <text:list xml:id="list143557570756288" text:continue-numbering="true" text:style-name="WWNum7">
              <text:list-item>
                <text:p text:style-name="P28" loext:marker-style-name="T1"><text:span text:style-name="T1">Jesús Fernando Rodríguez Aragón (Profesor USAL)</text:span></text:p>
              </text:list-item>
              <text:list-item>
                <text:p text:style-name="P29" loext:marker-style-name="T1"><text:span text:style-name="T1">Davinia Carolina Zato Domínguez (Profesora USAL)</text:span>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Descripción</text:span></text:p>
          </table:table-cell>
          <table:table-cell table:style-name="Tabla6.A1" office:value-type="string">
            <text:p text:style-name="P27" loext:marker-style-name="T1"><text:span text:style-name="T12">La aplicación debe gestionar el seguimiento de rutas de los usuarios y su finalización correcta.</text:span></text:p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Subobjetivos</text:span></text:p>
          </table:table-cell>
          <table:table-cell table:style-name="Tabla6.A1" office:value-type="string">
            <text:list xml:id="list143557580726239" text:continue-list="list143558596981500" text:style-name="WWNum14">
              <text:list-item>
                <text:p text:style-name="P30" loext:marker-style-name="T1">Iniciar ruta con opcion de prepago</text:p>
              </text:list-item>
              <text:list-item>
                <text:p text:style-name="P30" loext:marker-style-name="T1">Iniciar ruta con pago al finalizar</text:p>
              </text:list-item>
              <text:list-item>
                <text:p text:style-name="P30" loext:marker-style-name="T1">Detectar finalizacion al devolver el vehiculo correctamente</text:p>
              </text:list-item>
              <text:list-item>
                <text:p text:style-name="P30" loext:marker-style-name="T1">Confirmar cierre de ruta y cobrar el importe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Importancia</text:span></text:p>
          </table:table-cell>
          <table:table-cell table:style-name="Tabla6.A1" office:value-type="string">
            <text:p text:style-name="P27" loext:marker-style-name="T1"><text:span text:style-name="T1">Prioritaria</text:span></text:p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Urgencia</text:span></text:p>
          </table:table-cell>
          <table:table-cell table:style-name="Tabla6.A1" office:value-type="string">
            <text:p text:style-name="P27" loext:marker-style-name="T1"><text:span text:style-name="T1">Prioritaria</text:span></text:p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Estado</text:span></text:p>
          </table:table-cell>
          <table:table-cell table:style-name="Tabla6.A1" office:value-type="string">
            <text:p text:style-name="P27" loext:marker-style-name="T1"><text:span text:style-name="T1">En desarrollo</text:span></text:p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Estabilidad</text:span></text:p>
          </table:table-cell>
          <table:table-cell table:style-name="Tabla6.A1" office:value-type="string">
            <text:p text:style-name="P27" loext:marker-style-name="T1"><text:span text:style-name="T1">Moderada</text:span></text:p>
          </table:table-cell>
        </table:table-row>
        <table:table-row table:style-name="Tabla6.1">
          <table:table-cell table:style-name="Tabla6.A1" office:value-type="string">
            <text:p text:style-name="P27" loext:marker-style-name="T1"><text:span text:style-name="T1">Comentarios</text:span></text:p>
          </table:table-cell>
          <table:table-cell table:style-name="Tabla6.A1" office:value-type="string">
            <text:p text:style-name="P31" loext:marker-style-name="T1"><text:span text:style-name="T17">G</text:span><text:span text:style-name="T1">arantiza que el seguimiento de trayectos y su finalización se realicen </text:span><text:span text:style-name="T17">conforme al gusto del usuario</text:span><text:span text:style-name="T1">, permitiendo aplicar correctamente las políticas de cobro. Es </text:span><text:span text:style-name="T17">importante su correcto funcionamiento</text:span><text:span text:style-name="T1"> para mantener el control de uso de los vehículos.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1" loext:marker-style-name="T1"><text:span text:style-name="T1">OBJ-0</text:span><text:span text:style-name="T14">7</text:span></text:p>
          </table:table-cell>
          <table:table-cell table:style-name="Tabla7.A1" office:value-type="string">
            <text:p text:style-name="P21" loext:marker-style-name="T1"><text:span text:style-name="T1">Gestió</text:span><text:span text:style-name="T6">n</text:span><text:span text:style-name="T1"> </text:span><text:span text:style-name="T2">de </text:span><text:span text:style-name="T18">Incidencias</text:span></text:p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Versión</text:span></text:p>
          </table:table-cell>
          <table:table-cell table:style-name="Tabla7.A1" office:value-type="string">
            <text:p text:style-name="P21" loext:marker-style-name="T1"><text:span text:style-name="T1">0.</text:span><text:span text:style-name="T18">3</text:span><text:span text:style-name="T1">.</text:span><text:span text:style-name="T18">2</text:span><text:span text:style-name="T1"> (1</text:span><text:span text:style-name="T2">4</text:span><text:span text:style-name="T1">/05/202</text:span><text:span text:style-name="T2">5</text:span><text:span text:style-name="T1">)</text:span></text:p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Autores</text:span></text:p>
          </table:table-cell>
          <table:table-cell table:style-name="Tabla7.A1" office:value-type="string">
            <text:list text:continue-list="list143557570756288" text:style-name="WWNum7">
              <text:list-item>
                <text:p text:style-name="P23" loext:marker-style-name="T1"><text:span text:style-name="T2">Daniel Melgar García</text:span><text:span text:style-name="T1"> (USAL)</text:span></text:p>
              </text:list-item>
              <text:list-item>
                <text:p text:style-name="P23" loext:marker-style-name="T1"><text:span text:style-name="T1">Sergio </text:span><text:span text:style-name="T2">Martín</text:span><text:span text:style-name="T1"> Sánchez (USAL)</text:span></text:p>
              </text:list-item>
              <text:list-item>
                <text:p text:style-name="P23" loext:marker-style-name="T1"><text:span text:style-name="T1">Marco </text:span><text:span text:style-name="T2">No Me Se Tus Apellidos Lo Siento</text:span><text:span text:style-name="T1"> (USAL)</text:span></text:p>
              </text:list-item>
              <text:list-item>
                <text:p text:style-name="P23" loext:marker-style-name="T1"><text:span text:style-name="T2">Javi Tampoco Me Se los Tuyos</text:span><text:span text:style-name="T1"> (USAL)</text:span>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Fuentes</text:span></text:p>
          </table:table-cell>
          <table:table-cell table:style-name="Tabla7.A1" office:value-type="string">
            <text:list xml:id="list143558080776247" text:continue-numbering="true" text:style-name="WWNum7">
              <text:list-item>
                <text:p text:style-name="P23" loext:marker-style-name="T1"><text:span text:style-name="T1">Jesús Fernando Rodríguez Aragón (Profesor USAL)</text:span></text:p>
              </text:list-item>
              <text:list-item>
                <text:p text:style-name="P24" loext:marker-style-name="T1"><text:span text:style-name="T1">Davinia Carolina Zato Domínguez (Profesora USAL)</text:span>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Descripción</text:span></text:p>
          </table:table-cell>
          <table:table-cell table:style-name="Tabla7.A1" office:value-type="string">
            <text:p text:style-name="P21" loext:marker-style-name="T1"><text:span text:style-name="T12">La aplicación debe permitir a los usuarios registrar incidencias, y al personal técnico consultarlas y gestionarlas.</text:span></text:p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Subobjetivos</text:span></text:p>
          </table:table-cell>
          <table:table-cell table:style-name="Tabla7.A1" office:value-type="string">
            <text:list xml:id="list143558055425797" text:continue-list="list143557580726239" text:style-name="WWNum14">
              <text:list-item>
                <text:p text:style-name="P32" loext:marker-style-name="T1">Registrar incidencias por parte del usuario</text:p>
              </text:list-item>
              <text:list-item>
                <text:p text:style-name="P32" loext:marker-style-name="T1">Consultar lista de incidencias activas</text:p>
              </text:list-item>
              <text:list-item>
                <text:p text:style-name="P32" loext:marker-style-name="T1">Asginar incidencias a personal de mantenimiento</text:p>
              </text:list-item>
              <text:list-item>
                <text:p text:style-name="P32" loext:marker-style-name="T1">Cambiar el estado de una incidencia</text:p>
              </text:list-item>
              <text:list-item>
                <text:p text:style-name="P32" loext:marker-style-name="T1">Registrar resolucion de la incidencia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Importancia</text:span></text:p>
          </table:table-cell>
          <table:table-cell table:style-name="Tabla7.A1" office:value-type="string">
            <text:p text:style-name="P21" loext:marker-style-name="T1"><text:span text:style-name="T1">Prioritaria</text:span></text:p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Urgencia</text:span></text:p>
          </table:table-cell>
          <table:table-cell table:style-name="Tabla7.A1" office:value-type="string">
            <text:p text:style-name="P21" loext:marker-style-name="T1"><text:span text:style-name="T1">Prioritaria</text:span></text:p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Estado</text:span></text:p>
          </table:table-cell>
          <table:table-cell table:style-name="Tabla7.A1" office:value-type="string">
            <text:p text:style-name="P21" loext:marker-style-name="T1"><text:span text:style-name="T1">En desarrollo</text:span></text:p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Estabilidad</text:span></text:p>
          </table:table-cell>
          <table:table-cell table:style-name="Tabla7.A1" office:value-type="string">
            <text:p text:style-name="P21" loext:marker-style-name="T1"><text:span text:style-name="T1">Moderada</text:span></text:p>
          </table:table-cell>
        </table:table-row>
        <table:table-row table:style-name="Tabla7.1">
          <table:table-cell table:style-name="Tabla7.A1" office:value-type="string">
            <text:p text:style-name="P21" loext:marker-style-name="T1"><text:span text:style-name="T1">Comentarios</text:span></text:p>
          </table:table-cell>
          <table:table-cell table:style-name="Tabla7.A1" office:value-type="string">
            <text:p text:style-name="P33" loext:marker-style-name="T1">La resolución rápida y eficiente de incidencias mejora la confianza de los usuarios. <text:span text:style-name="T19">Ayuda al</text:span> personal técnico al permitir una gestión ordenada de los problemas reportados.</text:p>
          </table:table-cell>
        </table:table-row>
      </table:table>
      <text:p text:style-name="P7"/>
      <text:p text:style-name="P7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7" loext:marker-style-name="T1"><text:span text:style-name="T1">OBJ-0</text:span><text:span text:style-name="T14">8</text:span></text:p>
          </table:table-cell>
          <table:table-cell table:style-name="Tabla8.A1" office:value-type="string">
            <text:p text:style-name="P27" loext:marker-style-name="T1"><text:span text:style-name="T1">Gestió</text:span><text:span text:style-name="T6">n</text:span><text:span text:style-name="T1"> </text:span><text:span text:style-name="T2">de </text:span><text:span text:style-name="T18">Notificaciones</text:span></text:p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Versión</text:span></text:p>
          </table:table-cell>
          <table:table-cell table:style-name="Tabla8.A1" office:value-type="string">
            <text:p text:style-name="P27" loext:marker-style-name="T1"><text:span text:style-name="T1">0.</text:span><text:span text:style-name="T18">4</text:span><text:span text:style-name="T1">.</text:span><text:span text:style-name="T18">2</text:span><text:span text:style-name="T1"> (1</text:span><text:span text:style-name="T2">4</text:span><text:span text:style-name="T1">/05/202</text:span><text:span text:style-name="T2">5</text:span><text:span text:style-name="T1">)</text:span></text:p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Autores</text:span></text:p>
          </table:table-cell>
          <table:table-cell table:style-name="Tabla8.A1" office:value-type="string">
            <text:list text:continue-list="list143558080776247" text:style-name="WWNum7">
              <text:list-item>
                <text:p text:style-name="P28" loext:marker-style-name="T1"><text:span text:style-name="T2">Daniel Melgar García</text:span><text:span text:style-name="T1"> (USAL)</text:span></text:p>
              </text:list-item>
              <text:list-item>
                <text:p text:style-name="P28" loext:marker-style-name="T1"><text:span text:style-name="T1">Sergio </text:span><text:span text:style-name="T2">Martín</text:span><text:span text:style-name="T1"> Sánchez (USAL)</text:span></text:p>
              </text:list-item>
              <text:list-item>
                <text:p text:style-name="P28" loext:marker-style-name="T1"><text:span text:style-name="T1">Marco </text:span><text:span text:style-name="T2">No Me Se Tus Apellidos Lo Siento</text:span><text:span text:style-name="T1"> (USAL)</text:span></text:p>
              </text:list-item>
              <text:list-item>
                <text:p text:style-name="P28" loext:marker-style-name="T1"><text:span text:style-name="T2">Javi Tampoco Me Se los Tuyos</text:span><text:span text:style-name="T1"> (USAL)</text:span></text:p>
              </text:list-item>
            </text:list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Fuentes</text:span></text:p>
          </table:table-cell>
          <table:table-cell table:style-name="Tabla8.A1" office:value-type="string">
            <text:list text:continue-numbering="true" text:style-name="WWNum7">
              <text:list-item>
                <text:p text:style-name="P28" loext:marker-style-name="T1"><text:span text:style-name="T1">Jesús Fernando Rodríguez Aragón (Profesor USAL)</text:span></text:p>
              </text:list-item>
              <text:list-item>
                <text:p text:style-name="P29" loext:marker-style-name="T1"><text:span text:style-name="T1">Davinia Carolina Zato Domínguez (Profesora USAL)</text:span></text:p>
              </text:list-item>
            </text:list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Descripción</text:span></text:p>
          </table:table-cell>
          <table:table-cell table:style-name="Tabla8.A1" office:value-type="string">
            <text:p text:style-name="P27" loext:marker-style-name="T1"><text:span text:style-name="T14">La aplicación debe poder enviar notificaciones automáticas relevantes a los usuarios en función de </text:span><text:span text:style-name="T18">sucesos en</text:span><text:span text:style-name="T14"> el sistema.</text:span></text:p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Subobjetivos</text:span></text:p>
          </table:table-cell>
          <table:table-cell table:style-name="Tabla8.A1" office:value-type="string">
            <text:list text:continue-list="list143558055425797" text:style-name="WWNum14">
              <text:list-item>
                <text:p text:style-name="P34" loext:marker-style-name="T1">Notificar finalizacion de trayecto correctamente</text:p>
              </text:list-item>
              <text:list-item>
                <text:p text:style-name="P34" loext:marker-style-name="T1">Notificar cambios de estado en incidencias reportadas</text:p>
              </text:list-item>
              <text:list-item>
                <text:p text:style-name="P34" loext:marker-style-name="T1">Notificar confirmacion o cancelacion de reserva</text:p>
              </text:list-item>
            </text:list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Importancia</text:span></text:p>
          </table:table-cell>
          <table:table-cell table:style-name="Tabla8.A1" office:value-type="string">
            <text:p text:style-name="P27" loext:marker-style-name="T1"><text:span text:style-name="T1">Prioritaria</text:span></text:p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Urgencia</text:span></text:p>
          </table:table-cell>
          <table:table-cell table:style-name="Tabla8.A1" office:value-type="string">
            <text:p text:style-name="P27" loext:marker-style-name="T1"><text:span text:style-name="T1">Prioritaria</text:span></text:p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Estado</text:span></text:p>
          </table:table-cell>
          <table:table-cell table:style-name="Tabla8.A1" office:value-type="string">
            <text:p text:style-name="P27" loext:marker-style-name="T1"><text:span text:style-name="T1">En desarrollo</text:span></text:p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Estabilidad</text:span></text:p>
          </table:table-cell>
          <table:table-cell table:style-name="Tabla8.A1" office:value-type="string">
            <text:p text:style-name="P27" loext:marker-style-name="T1"><text:span text:style-name="T1">Moderada</text:span></text:p>
          </table:table-cell>
        </table:table-row>
        <table:table-row table:style-name="Tabla8.1">
          <table:table-cell table:style-name="Tabla8.A1" office:value-type="string">
            <text:p text:style-name="P27" loext:marker-style-name="T1"><text:span text:style-name="T1">Comentarios</text:span></text:p>
          </table:table-cell>
          <table:table-cell table:style-name="Tabla8.A1" office:value-type="string">
            <text:p text:style-name="P31" loext:marker-style-name="T1"><text:span text:style-name="T20">Asumimos que las</text:span><text:span text:style-name="T1"> notificaciones pueden ser por app móvil, email o web, según configuración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/>
    <style:style style:name="ListLabel_20_63" style:display-name="ListLabel 63" style:family="text"/>
    <style:style style:name="ListLabel_20_118" style:display-name="ListLabel 118" style:family="text">
      <style:text-properties style:font-name="Aptos" fo:font-family="Aptos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Aptos" fo:font-family="Aptos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Aptos" fo:font-family="Aptos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14:30:52.066266796</meta:creation-date>
    <dc:date>2025-05-14T14:35:49.359563143</dc:date>
    <meta:editing-duration>PT4M57S</meta:editing-duration>
    <meta:editing-cycles>2</meta:editing-cycles>
    <meta:generator>LibreOffice/25.2.1.2$Linux_X86_64 LibreOffice_project/d3abf4aee5fd705e4a92bba33a32f40bc4e56f49</meta:generator>
    <meta:document-statistic meta:table-count="8" meta:image-count="0" meta:object-count="0" meta:page-count="4" meta:paragraph-count="232" meta:word-count="995" meta:character-count="6478" meta:non-whitespace-character-count="5795"/>
  </office:meta>
</office:document-meta>
</file>